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number-columns-repeated="1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11"/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5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-1">
            <text:p>-1</text:p>
          </table:table-cell>
          <table:table-cell table:number-columns-repeated="6"/>
          <table:table-cell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10"/>
          <table:table-cell office:value-type="string">
            <text:p>x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-1">
            <text:p>-1</text:p>
          </table:table-cell>
          <table:table-cell/>
          <table:table-cell office:value-type="string">
            <text:p>x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9"/>
          <table:table-cell office:value-type="string">
            <text:p>x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-1">
            <text:p>-1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8"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-1">
            <text:p>-1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13"/>
          <table:table-cell table:number-columns-repeated="2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4"/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0"/>
          <table:table-cell office:value-type="string">
            <text:p>x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table:number-columns-repeated="17"/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table:number-columns-repeated="21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/>
          <table:table-cell table:formula="of:=(21*22)/2" office:value-type="float" office:value="231">
            <text:p>231</text:p>
          </table:table-cell>
        </table:table-row>
        <table:table-row table:style-name="ro1">
          <table:table-cell table:number-columns-repeated="21"/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>
            <text:p>x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>
            <text:p>x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</meta:initial-creator>
    <meta:creation-date>2013-04-16T21:39:01</meta:creation-date>
    <dc:date>2013-04-27T11:59:17</dc:date>
    <dc:creator>Scott </dc:creator>
    <meta:editing-duration>P0D</meta:editing-duration>
    <meta:editing-cycles>3</meta:editing-cycles>
    <meta:generator>LibreOffice/3.5$Linux_X86_64 LibreOffice_project/350m1$Build-2</meta:generator>
    <meta:document-statistic meta:table-count="1" meta:cell-count="146" meta:object-count="0"/>
  </office:meta>
</office:document-meta>
</file>